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26in"/>
    </style:style>
    <style:style style:name="co3" style:family="table-column">
      <style:table-column-properties fo:break-before="auto" style:column-width="7.8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ord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-j</text:p>
          </table:table-cell>
          <table:table-cell office:value-type="string">
            <text:p>means plural</text:p>
          </table:table-cell>
          <table:table-cell office:value-type="string">
            <text:p>Added to adjectives and nouns</text:p>
          </table:table-cell>
          <table:table-cell office:value-type="string">
            <text:p>Beginner</text:p>
          </table:table-cell>
        </table:table-row>
        <table:table-row table:style-name="ro1">
          <table:table-cell office:value-type="string">
            <text:p>-n</text:p>
          </table:table-cell>
          <table:table-cell office:value-type="string">
            <text:p>means accusative</text:p>
          </table:table-cell>
          <table:table-cell office:value-type="string">
            <text:p>Added to adjectives and nouns</text:p>
          </table:table-cell>
          <table:table-cell office:value-type="string">
            <text:p>Beginner</text:p>
          </table:table-cell>
        </table:table-row>
        <table:table-row table:style-name="ro1">
          <table:table-cell office:value-type="string">
            <text:p>-o</text:p>
          </table:table-cell>
          <table:table-cell office:value-type="string">
            <text:p>Nouns</text:p>
          </table:table-cell>
          <table:table-cell office:value-type="string">
            <text:p>Words ending in -o are nouns</text:p>
          </table:table-cell>
          <table:table-cell office:value-type="string">
            <text:p>Beginner</text:p>
          </table:table-cell>
        </table:table-row>
        <table:table-row table:style-name="ro1">
          <table:table-cell office:value-type="string">
            <text:p>-e</text:p>
          </table:table-cell>
          <table:table-cell office:value-type="string">
            <text:p>Adverbs</text:p>
          </table:table-cell>
          <table:table-cell office:value-type="string">
            <text:p>Words ending in -e are adverbs</text:p>
          </table:table-cell>
          <table:table-cell office:value-type="string">
            <text:p>Beginner</text:p>
          </table:table-cell>
        </table:table-row>
        <table:table-row table:style-name="ro1">
          <table:table-cell office:value-type="string">
            <text:p>-a</text:p>
          </table:table-cell>
          <table:table-cell office:value-type="string">
            <text:p>Adjectives</text:p>
          </table:table-cell>
          <table:table-cell office:value-type="string">
            <text:p>Words ending -a are adjectives</text:p>
          </table:table-cell>
          <table:table-cell office:value-type="string">
            <text:p>Beginner</text:p>
          </table:table-cell>
        </table:table-row>
        <table:table-row table:style-name="ro2">
          <table:table-cell office:value-type="string">
            <text:p>abol/i</text:p>
          </table:table-cell>
          <table:table-cell office:value-type="string">
            <text:p>Abolish</text:p>
          </table:table-cell>
          <table:table-cell office:value-type="string">
            <text:p>(verb root)</text:p>
          </table:table-cell>
          <table:table-cell office:value-type="string">
            <text:p>Basic</text:p>
          </table:table-cell>
        </table:table-row>
        <table:table-row table:style-name="ro1">
          <table:table-cell office:value-type="string">
            <text:p>absorb/i</text:p>
          </table:table-cell>
          <table:table-cell office:value-type="string">
            <text:p>Engross</text:p>
          </table:table-cell>
          <table:table-cell office:value-type="string">
            <text:p>(verb root)</text:p>
          </table:table-cell>
          <table:table-cell office:value-type="string">
            <text:p>Basic</text:p>
          </table:table-cell>
        </table:table-row>
        <table:table-row table:style-name="ro1">
          <table:table-cell office:value-type="string">
            <text:p>acid/a</text:p>
          </table:table-cell>
          <table:table-cell office:value-type="string">
            <text:p>Sour, Acid</text:p>
          </table:table-cell>
          <table:table-cell office:value-type="string">
            <text:p>(adjective root)</text:p>
          </table:table-cell>
          <table:table-cell office:value-type="string">
            <text:p>Basic</text:p>
          </table:table-cell>
        </table:table-row>
        <table:table-row table:style-name="ro1">
          <table:table-cell office:value-type="string">
            <text:p>ad/e</text:p>
          </table:table-cell>
          <table:table-cell office:value-type="string">
            <text:p>Continuous, Repeatedly</text:p>
          </table:table-cell>
          <table:table-cell office:value-type="string">
            <text:p>(adverb root)</text:p>
          </table:table-cell>
          <table:table-cell office:value-type="string">
            <text:p>Advanced</text:p>
          </table:table-cell>
        </table:table-row>
        <table:table-row table:style-name="ro2">
          <table:table-cell office:value-type="string">
            <text:p>adici/1</text:p>
          </table:table-cell>
          <table:table-cell office:value-type="string">
            <text:p>Add</text:p>
          </table:table-cell>
          <table:table-cell office:value-type="string">
            <text:p>(verb root, transitive)</text:p>
          </table:table-cell>
          <table:table-cell office:value-type="string">
            <text:p>Advanced</text:p>
          </table:table-cell>
        </table:table-row>
        <table:table-row table:style-name="ro1">
          <table:table-cell office:value-type="string">
            <text:p>peach/o</text:p>
          </table:table-cell>
          <table:table-cell office:value-type="string">
            <text:p>Cunt</text:p>
          </table:table-cell>
          <table:table-cell office:value-type="string">
            <text:p>(noun root)</text:p>
          </table:table-cell>
          <table:table-cell office:value-type="string">
            <text:p>Swearing</text:p>
          </table:table-cell>
        </table:table-row>
        <table:table-row table:style-name="ro2">
          <table:table-cell office:value-type="string">
            <text:p>fik/i</text:p>
          </table:table-cell>
          <table:table-cell office:value-type="string">
            <text:p>Fuck</text:p>
          </table:table-cell>
          <table:table-cell office:value-type="string">
            <text:p>(verb root)</text:p>
          </table:table-cell>
          <table:table-cell office:value-type="string">
            <text:p>Swearing</text:p>
          </table:table-cell>
        </table:table-row>
      </table:table>
      <table:table table:name="Erlang Terms" table:style-name="ta1">
        <table:table-column table:style-name="co3" table:default-cell-style-name="Default"/>
        <table:table-row table:style-name="ro1">
          <table:table-cell table:formula="of:=&quot;{&quot;&quot;esperanto&quot;&quot;:&quot;&quot;&quot; &amp; [Words.A1] &amp; &quot;&quot;&quot; , &quot;&quot;english&quot;&quot;:&quot;&quot;&quot; &amp; [Words.B1] &amp; &quot;&quot;&quot;,  &quot;&quot;description&quot;&quot;:&quot;&quot;&quot; &amp; [Words.C1] &amp; &quot;&quot;&quot;, &quot;&quot;difficulty&quot;&quot;:&quot;&quot;&quot; &amp; [Words.D1] &amp; &quot;&quot;&quot;}&quot;" office:value-type="string" office:string-value="{&quot;esperanto&quot;:&quot;-j&quot; , &quot;english&quot;:&quot;means plural&quot;,  &quot;description&quot;:&quot;Added to adjectives and nouns&quot;, &quot;difficulty&quot;:&quot;Beginner&quot;}">
            <text:p>{"esperanto":"-j" , "english":"means plural", <text:s/>"description":"Added to adjectives and nouns", "difficulty":"Beginner"}</text:p>
          </table:table-cell>
        </table:table-row>
        <table:table-row table:style-name="ro1">
          <table:table-cell table:formula="of:=&quot;{&quot;&quot;esperanto&quot;&quot;:&quot;&quot;&quot; &amp; [Words.A2] &amp; &quot;&quot;&quot; , &quot;&quot;english&quot;&quot;:&quot;&quot;&quot; &amp; [Words.B2] &amp; &quot;&quot;&quot;,  &quot;&quot;description&quot;&quot;:&quot;&quot;&quot; &amp; [Words.C2] &amp; &quot;&quot;&quot;, &quot;&quot;difficulty&quot;&quot;:&quot;&quot;&quot; &amp; [Words.D2] &amp; &quot;&quot;&quot;}&quot;" office:value-type="string" office:string-value="{&quot;esperanto&quot;:&quot;-n&quot; , &quot;english&quot;:&quot;means accusative&quot;,  &quot;description&quot;:&quot;Added to adjectives and nouns&quot;, &quot;difficulty&quot;:&quot;Beginner&quot;}">
            <text:p>{"esperanto":"-n" , "english":"means accusative", <text:s/>"description":"Added to adjectives and nouns", "difficulty":"Beginner"}</text:p>
          </table:table-cell>
        </table:table-row>
        <table:table-row table:style-name="ro1">
          <table:table-cell table:formula="of:=&quot;{&quot;&quot;esperanto&quot;&quot;:&quot;&quot;&quot; &amp; [Words.A3] &amp; &quot;&quot;&quot; , &quot;&quot;english&quot;&quot;:&quot;&quot;&quot; &amp; [Words.B3] &amp; &quot;&quot;&quot;,  &quot;&quot;description&quot;&quot;:&quot;&quot;&quot; &amp; [Words.C3] &amp; &quot;&quot;&quot;, &quot;&quot;difficulty&quot;&quot;:&quot;&quot;&quot; &amp; [Words.D3] &amp; &quot;&quot;&quot;}&quot;" office:value-type="string" office:string-value="{&quot;esperanto&quot;:&quot;-o&quot; , &quot;english&quot;:&quot;Nouns&quot;,  &quot;description&quot;:&quot;Words ending in -o are nouns&quot;, &quot;difficulty&quot;:&quot;Beginner&quot;}">
            <text:p>{"esperanto":"-o" , "english":"Nouns", <text:s/>"description":"Words ending in -o are nouns", "difficulty":"Beginner"}</text:p>
          </table:table-cell>
        </table:table-row>
        <table:table-row table:style-name="ro1">
          <table:table-cell table:formula="of:=&quot;{&quot;&quot;esperanto&quot;&quot;:&quot;&quot;&quot; &amp; [Words.A4] &amp; &quot;&quot;&quot; , &quot;&quot;english&quot;&quot;:&quot;&quot;&quot; &amp; [Words.B4] &amp; &quot;&quot;&quot;,  &quot;&quot;description&quot;&quot;:&quot;&quot;&quot; &amp; [Words.C4] &amp; &quot;&quot;&quot;, &quot;&quot;difficulty&quot;&quot;:&quot;&quot;&quot; &amp; [Words.D4] &amp; &quot;&quot;&quot;}&quot;" office:value-type="string" office:string-value="{&quot;esperanto&quot;:&quot;-e&quot; , &quot;english&quot;:&quot;Adverbs&quot;,  &quot;description&quot;:&quot;Words ending in -e are adverbs&quot;, &quot;difficulty&quot;:&quot;Beginner&quot;}">
            <text:p>{"esperanto":"-e" , "english":"Adverbs", <text:s/>"description":"Words ending in -e are adverbs", "difficulty":"Beginner"}</text:p>
          </table:table-cell>
        </table:table-row>
        <table:table-row table:style-name="ro1">
          <table:table-cell table:formula="of:=&quot;{&quot;&quot;esperanto&quot;&quot;:&quot;&quot;&quot; &amp; [Words.A5] &amp; &quot;&quot;&quot; , &quot;&quot;english&quot;&quot;:&quot;&quot;&quot; &amp; [Words.B5] &amp; &quot;&quot;&quot;,  &quot;&quot;description&quot;&quot;:&quot;&quot;&quot; &amp; [Words.C5] &amp; &quot;&quot;&quot;, &quot;&quot;difficulty&quot;&quot;:&quot;&quot;&quot; &amp; [Words.D5] &amp; &quot;&quot;&quot;}&quot;" office:value-type="string" office:string-value="{&quot;esperanto&quot;:&quot;-a&quot; , &quot;english&quot;:&quot;Adjectives&quot;,  &quot;description&quot;:&quot;Words ending -a are adjectives&quot;, &quot;difficulty&quot;:&quot;Beginner&quot;}">
            <text:p>{"esperanto":"-a" , "english":"Adjectives", <text:s/>"description":"Words ending -a are adjectives", "difficulty":"Beginner"}</text:p>
          </table:table-cell>
        </table:table-row>
        <table:table-row table:style-name="ro1">
          <table:table-cell table:formula="of:=&quot;{&quot;&quot;esperanto&quot;&quot;:&quot;&quot;&quot; &amp; [Words.A6] &amp; &quot;&quot;&quot; , &quot;&quot;english&quot;&quot;:&quot;&quot;&quot; &amp; [Words.B6] &amp; &quot;&quot;&quot;,  &quot;&quot;description&quot;&quot;:&quot;&quot;&quot; &amp; [Words.C6] &amp; &quot;&quot;&quot;, &quot;&quot;difficulty&quot;&quot;:&quot;&quot;&quot; &amp; [Words.D6] &amp; &quot;&quot;&quot;}&quot;" office:value-type="string" office:string-value="{&quot;esperanto&quot;:&quot;abol/i&quot; , &quot;english&quot;:&quot;Abolish&quot;,  &quot;description&quot;:&quot;(verb root)&quot;, &quot;difficulty&quot;:&quot;Basic&quot;}">
            <text:p>{"esperanto":"abol/i" , "english":"Abolish", <text:s/>"description":"(verb root)", "difficulty":"Basic"}</text:p>
          </table:table-cell>
        </table:table-row>
        <table:table-row table:style-name="ro1">
          <table:table-cell table:formula="of:=&quot;{&quot;&quot;esperanto&quot;&quot;:&quot;&quot;&quot; &amp; [Words.A7] &amp; &quot;&quot;&quot; , &quot;&quot;english&quot;&quot;:&quot;&quot;&quot; &amp; [Words.B7] &amp; &quot;&quot;&quot;,  &quot;&quot;description&quot;&quot;:&quot;&quot;&quot; &amp; [Words.C7] &amp; &quot;&quot;&quot;, &quot;&quot;difficulty&quot;&quot;:&quot;&quot;&quot; &amp; [Words.D7] &amp; &quot;&quot;&quot;}&quot;" office:value-type="string" office:string-value="{&quot;esperanto&quot;:&quot;absorb/i&quot; , &quot;english&quot;:&quot;Engross&quot;,  &quot;description&quot;:&quot;(verb root)&quot;, &quot;difficulty&quot;:&quot;Basic&quot;}">
            <text:p>{"esperanto":"absorb/i" , "english":"Engross", <text:s/>"description":"(verb root)", "difficulty":"Basic"}</text:p>
          </table:table-cell>
        </table:table-row>
        <table:table-row table:style-name="ro1">
          <table:table-cell table:formula="of:=&quot;{&quot;&quot;esperanto&quot;&quot;:&quot;&quot;&quot; &amp; [Words.A8] &amp; &quot;&quot;&quot; , &quot;&quot;english&quot;&quot;:&quot;&quot;&quot; &amp; [Words.B8] &amp; &quot;&quot;&quot;,  &quot;&quot;description&quot;&quot;:&quot;&quot;&quot; &amp; [Words.C8] &amp; &quot;&quot;&quot;, &quot;&quot;difficulty&quot;&quot;:&quot;&quot;&quot; &amp; [Words.D8] &amp; &quot;&quot;&quot;}&quot;" office:value-type="string" office:string-value="{&quot;esperanto&quot;:&quot;acid/a&quot; , &quot;english&quot;:&quot;Sour, Acid&quot;,  &quot;description&quot;:&quot;(adjective root)&quot;, &quot;difficulty&quot;:&quot;Basic&quot;}">
            <text:p>{"esperanto":"acid/a" , "english":"Sour, Acid", <text:s/>"description":"(adjective root)", "difficulty":"Basic"}</text:p>
          </table:table-cell>
        </table:table-row>
        <table:table-row table:style-name="ro1">
          <table:table-cell table:formula="of:=&quot;{&quot;&quot;esperanto&quot;&quot;:&quot;&quot;&quot; &amp; [Words.A9] &amp; &quot;&quot;&quot; , &quot;&quot;english&quot;&quot;:&quot;&quot;&quot; &amp; [Words.B9] &amp; &quot;&quot;&quot;,  &quot;&quot;description&quot;&quot;:&quot;&quot;&quot; &amp; [Words.C9] &amp; &quot;&quot;&quot;, &quot;&quot;difficulty&quot;&quot;:&quot;&quot;&quot; &amp; [Words.D9] &amp; &quot;&quot;&quot;}&quot;" office:value-type="string" office:string-value="{&quot;esperanto&quot;:&quot;ad/e&quot; , &quot;english&quot;:&quot;Continuous, Repeatedly&quot;,  &quot;description&quot;:&quot;(adverb root)&quot;, &quot;difficulty&quot;:&quot;Advanced&quot;}">
            <text:p>{"esperanto":"ad/e" , "english":"Continuous, Repeatedly", <text:s/>"description":"(adverb root)", "difficulty":"Advanced"}</text:p>
          </table:table-cell>
        </table:table-row>
        <table:table-row table:style-name="ro1">
          <table:table-cell table:formula="of:=&quot;{&quot;&quot;esperanto&quot;&quot;:&quot;&quot;&quot; &amp; [Words.A10] &amp; &quot;&quot;&quot; , &quot;&quot;english&quot;&quot;:&quot;&quot;&quot; &amp; [Words.B10] &amp; &quot;&quot;&quot;,  &quot;&quot;description&quot;&quot;:&quot;&quot;&quot; &amp; [Words.C10] &amp; &quot;&quot;&quot;, &quot;&quot;difficulty&quot;&quot;:&quot;&quot;&quot; &amp; [Words.D10] &amp; &quot;&quot;&quot;}&quot;" office:value-type="string" office:string-value="{&quot;esperanto&quot;:&quot;adici/1&quot; , &quot;english&quot;:&quot;Add&quot;,  &quot;description&quot;:&quot;(verb root, transitive)&quot;, &quot;difficulty&quot;:&quot;Advanced&quot;}">
            <text:p>{"esperanto":"adici/1" , "english":"Add", <text:s/>"description":"(verb root, transitive)", "difficulty":"Advanced"}</text:p>
          </table:table-cell>
        </table:table-row>
        <table:table-row table:style-name="ro1">
          <table:table-cell table:formula="of:=&quot;{&quot;&quot;esperanto&quot;&quot;:&quot;&quot;&quot; &amp; [Words.A11] &amp; &quot;&quot;&quot; , &quot;&quot;english&quot;&quot;:&quot;&quot;&quot; &amp; [Words.B11] &amp; &quot;&quot;&quot;,  &quot;&quot;description&quot;&quot;:&quot;&quot;&quot; &amp; [Words.C11] &amp; &quot;&quot;&quot;, &quot;&quot;difficulty&quot;&quot;:&quot;&quot;&quot; &amp; [Words.D11] &amp; &quot;&quot;&quot;}&quot;" office:value-type="string" office:string-value="{&quot;esperanto&quot;:&quot;peach/o&quot; , &quot;english&quot;:&quot;Cunt&quot;,  &quot;description&quot;:&quot;(noun root)&quot;, &quot;difficulty&quot;:&quot;Swearing&quot;}">
            <text:p>{"esperanto":"peach/o" , "english":"Cunt", <text:s/>"description":"(noun root)", "difficulty":"Swearing"}</text:p>
          </table:table-cell>
        </table:table-row>
        <table:table-row table:style-name="ro1">
          <table:table-cell table:formula="of:=&quot;{&quot;&quot;esperanto&quot;&quot;:&quot;&quot;&quot; &amp; [Words.A12] &amp; &quot;&quot;&quot; , &quot;&quot;english&quot;&quot;:&quot;&quot;&quot; &amp; [Words.B12] &amp; &quot;&quot;&quot;,  &quot;&quot;description&quot;&quot;:&quot;&quot;&quot; &amp; [Words.C12] &amp; &quot;&quot;&quot;, &quot;&quot;difficulty&quot;&quot;:&quot;&quot;&quot; &amp; [Words.D12] &amp; &quot;&quot;&quot;}&quot;" office:value-type="string" office:string-value="{&quot;esperanto&quot;:&quot;fik/i&quot; , &quot;english&quot;:&quot;Fuck&quot;,  &quot;description&quot;:&quot;(verb root)&quot;, &quot;difficulty&quot;:&quot;Swearing&quot;}">
            <text:p>{"esperanto":"fik/i" , "english":"Fuck", <text:s/>"description":"(verb root)", "difficulty":"Swearing"}</text:p>
          </table:table-cell>
        </table:table-row>
        <table:table-row table:style-name="ro1" table:number-rows-repeated="3">
          <table:table-cell/>
        </table:table-row>
        <table:table-row table:style-name="ro3" table:number-rows-repeated="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09:59:54</meta:creation-date>
    <meta:generator>LibreOffice/3.5$Linux_x86 LibreOffice_project/350m1$Build-2</meta:generator>
    <dc:date>2014-11-09T11:26:11</dc:date>
    <meta:editing-duration>PT20M44S</meta:editing-duration>
    <meta:editing-cycles>2</meta:editing-cycles>
    <meta:document-statistic meta:table-count="2" meta:cell-count="60" meta:object-count="0"/>
  </office:meta>
</office:document-meta>
</file>